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46bf" officeooo:paragraph-rsid="000946bf"/>
    </style:style>
    <style:style style:name="P2" style:family="paragraph" style:parent-style-name="Standard">
      <style:text-properties officeooo:paragraph-rsid="000a659e"/>
    </style:style>
    <style:style style:name="P3" style:family="paragraph" style:parent-style-name="Standard">
      <style:text-properties officeooo:rsid="000a659e" officeooo:paragraph-rsid="000a659e"/>
    </style:style>
    <style:style style:name="T1" style:family="text">
      <style:text-properties officeooo:rsid="000946bf"/>
    </style:style>
    <style:style style:name="T2" style:family="text">
      <style:text-properties officeooo:rsid="000a65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<text:span text:style-name="T1">Se inicia secion el la maquina virtual</text:span></text:p>
      <text:p text:style-name="Standard">-<text:span text:style-name="T1">Vamos a configuracion IP y le cambiamos la IP a la maquina 2 para que no sean iguales.</text:span></text:p>
      <text:p text:style-name="P1">-Le ponemos la IP 192.168.1.201 y pulsamos OK.</text:p>
      <text:p text:style-name="P1">-Repetimos los mismos Pasos con la maquina virtual 2 (La clonada)</text:p>
      <text:p text:style-name="P2">-<text:span text:style-name="T2">Le ponemos IP 192.168.1.202 y pulsamos OK.</text:span></text:p>
      <text:p text:style-name="P2">-<text:span text:style-name="T2">Le ponemos nombres de Usuarios distintos por que podria dar error.</text:span></text:p>
      <text:p text:style-name="P2">-<text:span text:style-name="T2">Ahora tienen que hacer Ping desde la consola</text:span></text:p>
      <text:p text:style-name="P3">Nota: Hay que cambiar la direccion Mac si no las maquinas terminaran dando err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20:19:50.439801147</meta:creation-date>
    <dc:date>2016-06-09T21:04:39.440845709</dc:date>
    <meta:editing-duration>PT13M58S</meta:editing-duration>
    <meta:editing-cycles>1</meta:editing-cycles>
    <meta:document-statistic meta:table-count="0" meta:image-count="0" meta:object-count="0" meta:page-count="1" meta:paragraph-count="8" meta:word-count="84" meta:character-count="473" meta:non-whitespace-character-count="397"/>
    <meta:generator>LibreOffice/4.2.8.2$Linux_X86_64 LibreOffice_project/420m0$Build-2</meta:generator>
  </office:meta>
</office:document-meta>
</file>